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ffff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2cm" svg:height="1cm" svg:x="9cm" svg:y="4cm">
          <text:p text:style-name="P1">v0</text:p>
        </draw:rect>
        <draw:rect draw:style-name="gr1" draw:text-style-name="P1" draw:id="id6" draw:layer="layout" svg:width="2cm" svg:height="1cm" svg:x="11cm" svg:y="4cm">
          <text:p text:style-name="P1">v1</text:p>
        </draw:rect>
        <draw:rect draw:style-name="gr1" draw:text-style-name="P1" draw:id="id8" draw:layer="layout" svg:width="2cm" svg:height="1cm" svg:x="13cm" svg:y="4cm">
          <text:p text:style-name="P1">v2</text:p>
        </draw:rect>
        <draw:rect draw:style-name="gr1" draw:text-style-name="P1" draw:id="id10" draw:layer="layout" svg:width="2cm" svg:height="1cm" svg:x="15cm" svg:y="4cm">
          <text:p text:style-name="P1">v3</text:p>
        </draw:rect>
        <draw:rect draw:style-name="gr1" draw:text-style-name="P1" draw:id="id2" draw:layer="layout" svg:width="2cm" svg:height="1cm" svg:x="17cm" svg:y="4cm">
          <text:p text:style-name="P1">v4</text:p>
        </draw:rect>
        <draw:rect draw:style-name="gr2" draw:text-style-name="P1" draw:id="id11" draw:layer="layout" svg:width="2cm" svg:height="1cm" svg:x="5.5cm" svg:y="6.5cm">
          <text:p text:style-name="P1">0</text:p>
        </draw:rect>
        <draw:rect draw:style-name="gr2" draw:text-style-name="P1" draw:id="id12" draw:layer="layout" svg:width="2cm" svg:height="1cm" svg:x="7.5cm" svg:y="6.5cm">
          <text:p text:style-name="P1">1</text:p>
        </draw:rect>
        <draw:rect draw:style-name="gr2" draw:text-style-name="P1" draw:id="id1" draw:layer="layout" svg:width="2cm" svg:height="1cm" svg:x="9.5cm" svg:y="6.5cm">
          <text:p text:style-name="P1">4</text:p>
        </draw:rect>
        <draw:rect draw:style-name="gr2" draw:text-style-name="P1" draw:id="id3" draw:layer="layout" svg:width="2cm" svg:height="1cm" svg:x="12.5cm" svg:y="6.5cm">
          <text:p text:style-name="P1">0</text:p>
        </draw:rect>
        <draw:rect draw:style-name="gr2" draw:text-style-name="P1" draw:id="id5" draw:layer="layout" svg:width="2cm" svg:height="1cm" svg:x="14.5cm" svg:y="6.5cm">
          <text:p text:style-name="P1">1</text:p>
        </draw:rect>
        <draw:rect draw:style-name="gr2" draw:text-style-name="P1" draw:id="id7" draw:layer="layout" svg:width="2cm" svg:height="1cm" svg:x="16.5cm" svg:y="6.5cm">
          <text:p text:style-name="P1">2</text:p>
        </draw:rect>
        <draw:rect draw:style-name="gr2" draw:text-style-name="P1" draw:id="id9" draw:layer="layout" svg:width="2cm" svg:height="1cm" svg:x="18.5cm" svg:y="6.5cm">
          <text:p text:style-name="P1">3</text:p>
        </draw:rect>
        <draw:connector draw:style-name="gr3" draw:text-style-name="P1" draw:layer="layout" draw:type="curve" svg:x1="10.5cm" svg:y1="6.5cm" svg:x2="18cm" svg:y2="5cm" draw:start-shape="id1" draw:start-glue-point="0" draw:end-shape="id2" draw:end-glue-point="2" svg:d="m10500 6500c0-1125 7500-375 7500-1500">
          <text:p/>
        </draw:connector>
        <draw:connector draw:style-name="gr3" draw:text-style-name="P1" draw:layer="layout" draw:type="curve" svg:x1="13.5cm" svg:y1="6.5cm" svg:x2="10cm" svg:y2="5cm" draw:start-shape="id3" draw:start-glue-point="0" draw:end-shape="id4" draw:end-glue-point="2" svg:d="m13500 6500c0-1125-3500-375-3500-1500">
          <text:p/>
        </draw:connector>
        <draw:connector draw:style-name="gr3" draw:text-style-name="P1" draw:layer="layout" draw:type="curve" svg:x1="15.5cm" svg:y1="6.5cm" svg:x2="12cm" svg:y2="5cm" draw:start-shape="id5" draw:start-glue-point="0" draw:end-shape="id6" draw:end-glue-point="2" svg:d="m15500 6500c0-1125-3500-375-3500-1500">
          <text:p/>
        </draw:connector>
        <draw:connector draw:style-name="gr3" draw:text-style-name="P1" draw:layer="layout" draw:type="curve" svg:x1="17.5cm" svg:y1="6.5cm" svg:x2="14cm" svg:y2="5cm" draw:start-shape="id7" draw:start-glue-point="0" draw:end-shape="id8" draw:end-glue-point="2" svg:d="m17500 6500c0-1125-3500-375-3500-1500">
          <text:p/>
        </draw:connector>
        <draw:connector draw:style-name="gr3" draw:text-style-name="P1" draw:layer="layout" draw:type="curve" svg:x1="19.5cm" svg:y1="6.5cm" svg:x2="16cm" svg:y2="5cm" draw:start-shape="id9" draw:start-glue-point="0" draw:end-shape="id10" draw:end-glue-point="2" svg:d="m19500 6500c0-1125-3500-375-3500-1500">
          <text:p/>
        </draw:connector>
        <draw:connector draw:style-name="gr3" draw:text-style-name="P1" draw:layer="layout" draw:type="curve" svg:x1="6.5cm" svg:y1="6.5cm" svg:x2="10cm" svg:y2="5cm" draw:start-shape="id11" draw:start-glue-point="0" draw:end-shape="id4" draw:end-glue-point="2" svg:d="m6500 6500c0-1125 3500-375 3500-1500">
          <text:p/>
        </draw:connector>
        <draw:connector draw:style-name="gr3" draw:text-style-name="P1" draw:layer="layout" draw:type="curve" svg:x1="8.5cm" svg:y1="6.5cm" svg:x2="12cm" svg:y2="5cm" draw:start-shape="id12" draw:start-glue-point="0" draw:end-shape="id6" draw:end-glue-point="2" svg:d="m8500 6500c0-1125 3500-375 3500-1500">
          <text:p/>
        </draw:connector>
        <draw:rect draw:style-name="gr1" draw:text-style-name="P1" draw:id="id14" draw:layer="layout" svg:width="2cm" svg:height="1cm" svg:x="5.5cm" svg:y="13cm">
          <text:p text:style-name="P1">v0</text:p>
        </draw:rect>
        <draw:rect draw:style-name="gr1" draw:text-style-name="P1" draw:id="id16" draw:layer="layout" svg:width="2cm" svg:height="1cm" svg:x="7.5cm" svg:y="13cm">
          <text:p text:style-name="P1">v1</text:p>
        </draw:rect>
        <draw:rect draw:style-name="gr1" draw:text-style-name="P1" draw:id="id18" draw:layer="layout" svg:width="2cm" svg:height="1cm" svg:x="9.5cm" svg:y="13cm">
          <text:p text:style-name="P1">v4</text:p>
        </draw:rect>
        <draw:rect draw:style-name="gr1" draw:text-style-name="P1" draw:id="id20" draw:layer="layout" svg:width="2cm" svg:height="1cm" svg:x="12.5cm" svg:y="13cm">
          <text:p text:style-name="P1">v0</text:p>
        </draw:rect>
        <draw:rect draw:style-name="gr1" draw:text-style-name="P1" draw:id="id22" draw:layer="layout" svg:width="2cm" svg:height="1cm" svg:x="14.5cm" svg:y="13cm">
          <text:p text:style-name="P1">v1</text:p>
        </draw:rect>
        <draw:rect draw:style-name="gr1" draw:text-style-name="P1" draw:id="id24" draw:layer="layout" svg:width="2cm" svg:height="1cm" svg:x="16.5cm" svg:y="13cm">
          <text:p text:style-name="P1">v2</text:p>
        </draw:rect>
        <draw:rect draw:style-name="gr1" draw:text-style-name="P1" draw:id="id26" draw:layer="layout" svg:width="2cm" svg:height="1cm" svg:x="18.5cm" svg:y="13cm">
          <text:p text:style-name="P1">v3</text:p>
        </draw:rect>
        <draw:rect draw:style-name="gr2" draw:text-style-name="P1" draw:id="id13" draw:layer="layout" svg:width="2cm" svg:height="1cm" svg:x="5.5cm" svg:y="15.5cm">
          <text:p text:style-name="P1">0</text:p>
        </draw:rect>
        <draw:rect draw:style-name="gr2" draw:text-style-name="P1" draw:id="id15" draw:layer="layout" svg:width="2cm" svg:height="1cm" svg:x="7.5cm" svg:y="15.5cm">
          <text:p text:style-name="P1">1</text:p>
        </draw:rect>
        <draw:rect draw:style-name="gr2" draw:text-style-name="P1" draw:id="id17" draw:layer="layout" svg:width="2cm" svg:height="1cm" svg:x="9.5cm" svg:y="15.5cm">
          <text:p text:style-name="P1">2</text:p>
        </draw:rect>
        <draw:rect draw:style-name="gr2" draw:text-style-name="P1" draw:id="id19" draw:layer="layout" svg:width="2cm" svg:height="1cm" svg:x="12.5cm" svg:y="15.5cm">
          <text:p text:style-name="P1">3</text:p>
        </draw:rect>
        <draw:rect draw:style-name="gr2" draw:text-style-name="P1" draw:id="id21" draw:layer="layout" svg:width="2cm" svg:height="1cm" svg:x="14.5cm" svg:y="15.5cm">
          <text:p text:style-name="P1">4</text:p>
        </draw:rect>
        <draw:rect draw:style-name="gr2" draw:text-style-name="P1" draw:id="id23" draw:layer="layout" svg:width="2cm" svg:height="1cm" svg:x="16.5cm" svg:y="15.5cm">
          <text:p text:style-name="P1">5</text:p>
        </draw:rect>
        <draw:rect draw:style-name="gr2" draw:text-style-name="P1" draw:id="id25" draw:layer="layout" svg:width="2cm" svg:height="1cm" svg:x="18.5cm" svg:y="15.5cm">
          <text:p text:style-name="P1">6</text:p>
        </draw:rect>
        <draw:connector draw:style-name="gr3" draw:text-style-name="P1" draw:layer="layout" draw:type="curve" svg:x1="6.5cm" svg:y1="15.5cm" svg:x2="6.5cm" svg:y2="14cm" draw:start-shape="id13" draw:start-glue-point="0" draw:end-shape="id14" draw:end-glue-point="2" svg:d="m6500 15500v-1500">
          <text:p/>
        </draw:connector>
        <draw:connector draw:style-name="gr3" draw:text-style-name="P1" draw:layer="layout" draw:type="curve" svg:x1="8.5cm" svg:y1="15.5cm" svg:x2="8.5cm" svg:y2="14cm" draw:start-shape="id15" draw:start-glue-point="0" draw:end-shape="id16" draw:end-glue-point="2" svg:d="m8500 15500v-1500">
          <text:p/>
        </draw:connector>
        <draw:connector draw:style-name="gr3" draw:text-style-name="P1" draw:layer="layout" draw:type="curve" svg:x1="10.5cm" svg:y1="15.5cm" svg:x2="10.5cm" svg:y2="14cm" draw:start-shape="id17" draw:start-glue-point="0" draw:end-shape="id18" draw:end-glue-point="2" svg:d="m10500 15500v-1500">
          <text:p/>
        </draw:connector>
        <draw:connector draw:style-name="gr3" draw:text-style-name="P1" draw:layer="layout" draw:type="curve" svg:x1="13.5cm" svg:y1="15.5cm" svg:x2="13.5cm" svg:y2="14cm" draw:start-shape="id19" draw:start-glue-point="0" draw:end-shape="id20" draw:end-glue-point="2" svg:d="m13500 15500v-1500">
          <text:p/>
        </draw:connector>
        <draw:connector draw:style-name="gr3" draw:text-style-name="P1" draw:layer="layout" draw:type="curve" svg:x1="15.5cm" svg:y1="15.5cm" svg:x2="15.5cm" svg:y2="14cm" draw:start-shape="id21" draw:start-glue-point="0" draw:end-shape="id22" draw:end-glue-point="2" svg:d="m15500 15500v-1500">
          <text:p/>
        </draw:connector>
        <draw:connector draw:style-name="gr3" draw:text-style-name="P1" draw:layer="layout" draw:type="curve" svg:x1="17.5cm" svg:y1="15.5cm" svg:x2="17.5cm" svg:y2="14cm" draw:start-shape="id23" draw:start-glue-point="0" draw:end-shape="id24" draw:end-glue-point="2" svg:d="m17500 15500v-1500">
          <text:p/>
        </draw:connector>
        <draw:connector draw:style-name="gr3" draw:text-style-name="P1" draw:layer="layout" draw:type="curve" svg:x1="19.5cm" svg:y1="15.5cm" svg:x2="19.5cm" svg:y2="14cm" draw:start-shape="id25" draw:start-glue-point="0" draw:end-shape="id26" draw:end-glue-point="2" svg:d="m19500 15500v-1500">
          <text:p/>
        </draw:connector>
        <draw:frame draw:style-name="gr4" draw:layer="layout" svg:width="2.864cm" svg:height="0.963cm" svg:x="2.408cm" svg:y="4cm">
          <draw:text-box>
            <text:p>vertices:</text:p>
          </draw:text-box>
        </draw:frame>
        <draw:frame draw:style-name="gr4" draw:layer="layout" svg:width="2.195cm" svg:height="0.963cm" svg:x="2.5cm" svg:y="6.5cm">
          <draw:text-box>
            <text:p>faces:</text:p>
          </draw:text-box>
        </draw:frame>
        <draw:frame draw:style-name="gr4" draw:layer="layout" svg:width="2.864cm" svg:height="0.963cm" svg:x="2.636cm" svg:y="13cm">
          <draw:text-box>
            <text:p>vertices:</text:p>
          </draw:text-box>
        </draw:frame>
        <draw:frame draw:style-name="gr4" draw:layer="layout" svg:width="2.195cm" svg:height="0.963cm" svg:x="2.728cm" svg:y="15.5cm">
          <draw:text-box>
            <text:p>faces:</text:p>
          </draw:text-box>
        </draw:frame>
        <draw:polygon draw:style-name="gr5" draw:text-style-name="P1" draw:layer="layout" svg:width="8.999cm" svg:height="2.999cm" svg:x="8.5cm" svg:y="8.5cm" svg:viewBox="0 0 9000 3000" draw:points="2000,0 7000,0 7000,1000 9000,1000 4500,3000 0,1000 2000,1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0-07-20T00:16:23.85</dc:date>
    <dc:creator>Jonathan Hartley</dc:creator>
    <meta:editing-duration>PT00H01M11S</meta:editing-duration>
    <meta:editing-cycles>2</meta:editing-cycles>
    <meta:generator>OpenOffice.org/3.2$Win32 OpenOffice.org_project/320m12$Build-9483</meta:generator>
    <meta:document-statistic meta:object-count="45"/>
  </office:meta>
</office:document-meta>
</file>